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-color="#99cc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font-name="Liberation Serif" fo:font-size="11pt" fo:font-style="italic" style:font-name-asian="Noto Sans CJK SC Regular" style:font-size-asian="10pt" style:font-style-asian="italic" style:font-name-complex="FreeSans" style:font-size-complex="11pt" style:font-style-complex="italic"/>
    </style:style>
    <style:style style:name="T3" style:family="text">
      <style:text-properties fo:font-size="11pt" fo:font-style="italic" style:font-size-asian="10pt" style:font-style-asian="italic" style:font-size-complex="11pt" style:font-style-complex="italic"/>
    </style:style>
    <style:style style:name="T4" style:family="text">
      <style:text-properties style:text-position="-33% 58%" style:font-name="Liberation Serif" fo:font-size="11pt" fo:font-style="italic" style:font-name-asian="Noto Sans CJK SC Regular" style:font-size-asian="10pt" style:font-style-asian="italic" style:font-name-complex="FreeSans" style:font-size-complex="11pt" style:font-style-complex="italic"/>
    </style:style>
    <style:style style:name="T5" style:family="text">
      <style:text-properties fo:font-size="7pt" style:font-size-asian="5.40000009536743pt" style:font-size-complex="7pt"/>
    </style:style>
    <style:style style:name="T6" style:family="text">
      <style:text-properties style:font-name="Liberation Serif" fo:font-size="10pt" fo:font-style="italic" style:font-name-asian="Noto Sans CJK SC Regular" style:font-size-asian="8pt" style:font-style-asian="italic" style:font-name-complex="FreeSans" style:font-size-complex="10pt" style:font-style-complex="italic"/>
    </style:style>
    <style:style style:name="T7" style:family="text">
      <style:text-properties style:text-position="-33% 58%" style:font-name="Liberation Serif" fo:font-size="10pt" fo:font-style="italic" style:font-name-asian="Noto Sans CJK SC Regular" style:font-size-asian="8pt" style:font-style-asian="italic" style:font-name-complex="FreeSans" style:font-size-complex="10pt" style:font-style-complex="italic"/>
    </style:style>
    <style:style style:name="gr1" style:family="graphic">
      <style:graphic-properties draw:textarea-horizontal-align="justify" draw:textarea-vertical-align="middle" draw:auto-grow-height="false" fo:min-height="0.7319in" fo:min-width="1.1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fill-color="#99ccff" draw:textarea-horizontal-align="justify" draw:textarea-vertical-align="top" draw:auto-grow-height="false" fo:min-height="2.1457in" fo:min-width="1.9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72in" fo:min-width="1.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heads_20_1" draw:textarea-horizontal-align="justify" draw:textarea-vertical-align="middle" draw:auto-grow-height="false" fo:min-height="0.5917in" fo:min-width="1.65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in" svg:stroke-color="#dd4814" draw:marker-start-width="0.2874in" draw:marker-end="Arrowheads_20_1" draw:marker-end-width="0.2874in" draw:textarea-horizontal-align="center" draw:textarea-vertical-align="middle" fo:padding-top="0.0484in" fo:padding-bottom="0.0484in" fo:padding-left="0.0484in" fo:padding-right="0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end="Arrowheads_20_1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end="Arrowheads_20_1" draw:fill="none" draw:fill-color="#ffffff" fo:min-height="0.192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1.2421in" svg:height="0.8114in" svg:x="0.6236in" svg:y="0.0654in"><text:p text:style-name="P1">Generación de</text:p><text:p text:style-name="P1">pose deseada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" svg:width="2.2142in" svg:height="2.3614in" svg:x="2.8839in" svg:y="-0.1626in"><text:p text:style-name="P2"><text:span text:style-name="T1">CINEMÁTICA <text:s/>INVERS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2" draw:style-name="gr3" draw:text-style-name="P1" svg:width="1.6504in" svg:height="0.5224in" svg:x="3.2201in" svg:y="0.3043in"><text:p text:style-name="P1">Cálculo por</text:p><text:p text:style-name="P1">método geométrico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4" draw:text-style-name="P1" svg:width="1.7224in" svg:height="0.6559in" svg:x="3.1866in" svg:y="1.1154in"><text:p text:style-name="P1">Cálculo por </text:p><text:p text:style-name="P1">Método iterativo.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1" svg:width="1.2421in" svg:height="0.8114in" svg:x="0.6181in" svg:y="1.1984in"><text:p>Evalución de la </text:p><text:p>función de costo.</text:p><text:p/><text:p text:style-name="P1"><text:span text:style-name="T2">ε </text:span><text:span text:style-name="T3">= f(</text:span><text:span text:style-name="T2">θ</text:span><text:span text:style-name="T4">1</text:span><text:span text:style-name="T2">, θ</text:span><text:span text:style-name="T4">2</text:span><text:span text:style-name="T2">… θ</text:span><text:span text:style-name="T4">6</text:span><text:span text:style-name="T3">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Shape3" draw:style-name="gr5" draw:text-style-name="P1" svg:x1="2.9906in" svg:y1="1.6878in" svg:x2="1.8154in" svg:y2="1.6598in"><text:p/></draw:line><draw:line text:anchor-type="paragraph" draw:z-index="6" draw:name="Shape3" draw:style-name="gr5" draw:text-style-name="P1" svg:x1="1.8291in" svg:y1="0.4319in" svg:x2="2.9783in" svg:y2="0.4484in"><text:p/></draw:line><draw:frame text:anchor-type="paragraph" draw:z-index="7" draw:name="Shape4" draw:style-name="gr6" draw:text-style-name="P4" svg:width="1.0559in" svg:height="0.1394in" svg:x="1.9429in" svg:y="0.6264in"><draw:text-box><text:p><text:span text:style-name="T5">x, y, z, roll, pitch, yaw.</text:span></text:p></draw:text-box></draw:frame><draw:frame text:anchor-type="paragraph" draw:z-index="8" draw:name="Shape5" draw:style-name="gr7" draw:text-style-name="P5" svg:width="1.0894in" svg:height="0.1933in" svg:x="1.8902in" svg:y="1.8154in"><draw:text-box><text:p text:style-name="P1"><text:span text:style-name="T6">θ</text:span><text:span text:style-name="T7">1</text:span><text:span text:style-name="T6">, θ</text:span><text:span text:style-name="T7">2</text:span><text:span text:style-name="T6">… θ</text:span><text:span text:style-name="T7">6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10:29.875014240</meta:creation-date>
    <dc:date>2018-02-12T20:29:33.715026526</dc:date>
    <meta:editing-duration>PT7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